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5-08-0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67264" calcext:value-type="float">
            <text:p>175.4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5-04-24 0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0432" calcext:value-type="float">
            <text:p>176.4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5-01-24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82576" calcext:value-type="float">
            <text:p>177.5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4-10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05992" calcext:value-type="float">
            <text:p>179.0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4-08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9808" calcext:value-type="float">
            <text:p>179.8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4-05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4312" calcext:value-type="float">
            <text:p>180.8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4-02-2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5688" calcext:value-type="float">
            <text:p>181.1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3-12-0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1136" calcext:value-type="float">
            <text:p>181.3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3-05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5624" calcext:value-type="float">
            <text:p>181.3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2-11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24352" calcext:value-type="float">
            <text:p>181.1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2-04-1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6776" calcext:value-type="float">
            <text:p>180.7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2-04-1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9344" calcext:value-type="float">
            <text:p>180.6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0096" calcext:value-type="float">
            <text:p>180.6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36704" calcext:value-type="float">
            <text:p>180.2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11864" calcext:value-type="float">
            <text:p>180.23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186322581" calcext:value-type="float">
            <text:p>180.15518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52304" calcext:value-type="float">
            <text:p>180.07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954475" calcext:value-type="float">
            <text:p>179.999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5542068966" calcext:value-type="float">
            <text:p>179.9255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40062451613" calcext:value-type="float">
            <text:p>179.84006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49114064516" calcext:value-type="float">
            <text:p>179.74911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555208" calcext:value-type="float">
            <text:p>179.65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955895" calcext:value-type="float">
            <text:p>179.5955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866616" calcext:value-type="float">
            <text:p>179.48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56413677419" calcext:value-type="float">
            <text:p>179.35641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67136774193" calcext:value-type="float">
            <text:p>179.2671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52296" calcext:value-type="float">
            <text:p>179.1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41584774194" calcext:value-type="float">
            <text:p>179.04158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2307870968" calcext:value-type="float">
            <text:p>178.95230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21145548387" calcext:value-type="float">
            <text:p>178.8211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74600827586" calcext:value-type="float">
            <text:p>178.674600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32273806452" calcext:value-type="float">
            <text:p>178.53227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32425" calcext:value-type="float">
            <text:p>178.343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441952" calcext:value-type="float">
            <text:p>178.24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36039741936" calcext:value-type="float">
            <text:p>178.03603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46" calcext:value-type="float">
            <text:p>177.7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61675428571" calcext:value-type="float">
            <text:p>177.56167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71379096774" calcext:value-type="float">
            <text:p>177.37137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567704" calcext:value-type="float">
            <text:p>177.15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50558451613" calcext:value-type="float">
            <text:p>176.95055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15758193548" calcext:value-type="float">
            <text:p>176.81575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8384258064" calcext:value-type="float">
            <text:p>176.638384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91283142857" calcext:value-type="float">
            <text:p>176.49128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4729548387" calcext:value-type="float">
            <text:p>176.25472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4226580645" calcext:value-type="float">
            <text:p>176.11422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74417806452" calcext:value-type="float">
            <text:p>175.8744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45817806452" calcext:value-type="float">
            <text:p>175.6458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59136" calcext:value-type="float">
            <text:p>175.4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8739096774" calcext:value-type="float">
            <text:p>175.29873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4187612903" calcext:value-type="float">
            <text:p>175.11418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611354839" calcext:value-type="float">
            <text:p>174.86661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38208" calcext:value-type="float">
            <text:p>174.6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599" calcext:value-type="float">
            <text:p>174.4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86726222222" calcext:value-type="float">
            <text:p>173.986726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28583" calcext:value-type="float">
            <text:p>173.828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07879741936" calcext:value-type="float">
            <text:p>173.70787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62368258064" calcext:value-type="float">
            <text:p>173.462368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55995096774" calcext:value-type="float">
            <text:p>173.15599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964792" calcext:value-type="float">
            <text:p>172.8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7539125" calcext:value-type="float">
            <text:p>172.6753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25458322581" calcext:value-type="float">
            <text:p>172.42545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686168" calcext:value-type="float">
            <text:p>172.1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32075612903" calcext:value-type="float">
            <text:p>171.93207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737232" calcext:value-type="float">
            <text:p>171.67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3104525" calcext:value-type="float">
            <text:p>171.4310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50723862069" calcext:value-type="float">
            <text:p>171.25072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76478451613" calcext:value-type="float">
            <text:p>170.97647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84159483871" calcext:value-type="float">
            <text:p>170.784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490112" calcext:value-type="float">
            <text:p>170.54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1204825" calcext:value-type="float">
            <text:p>170.312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50968" calcext:value-type="float">
            <text:p>170.0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2436825" calcext:value-type="float">
            <text:p>169.8243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9678967742" calcext:value-type="float">
            <text:p>169.56967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414952" calcext:value-type="float">
            <text:p>169.34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15232" calcext:value-type="float">
            <text:p>169.1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719" calcext:value-type="float">
            <text:p>168.8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4555425" calcext:value-type="float">
            <text:p>168.6455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22682857143" calcext:value-type="float">
            <text:p>168.422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79496" calcext:value-type="float">
            <text:p>168.1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6136" calcext:value-type="float">
            <text:p>167.9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71162322581" calcext:value-type="float">
            <text:p>167.77116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7420645161" calcext:value-type="float">
            <text:p>167.527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983192" calcext:value-type="float">
            <text:p>167.29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7571612903" calcext:value-type="float">
            <text:p>167.137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33748903226" calcext:value-type="float">
            <text:p>166.93374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4182916129" calcext:value-type="float">
            <text:p>166.64182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7896774194" calcext:value-type="float">
            <text:p>166.29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278235" calcext:value-type="float">
            <text:p>166.227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30784" calcext:value-type="float">
            <text:p>165.5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60496" calcext:value-type="float">
            <text:p>165.44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0969290323" calcext:value-type="float">
            <text:p>165.39096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19396387097" calcext:value-type="float">
            <text:p>165.21939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9107354839" calcext:value-type="float">
            <text:p>165.11910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00032774194" calcext:value-type="float">
            <text:p>165.10003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66287272727" calcext:value-type="float">
            <text:p>165.0662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191264" calcext:value-type="float">
            <text:p>165.01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98349" calcext:value-type="float">
            <text:p>165.098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4291714286" calcext:value-type="float">
            <text:p>165.18429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42311483871" calcext:value-type="float">
            <text:p>165.142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74906909091" calcext:value-type="float">
            <text:p>165.174906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609088" calcext:value-type="float">
            <text:p>165.3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59887483871" calcext:value-type="float">
            <text:p>165.5598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06744" calcext:value-type="float">
            <text:p>165.72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70192" calcext:value-type="float">
            <text:p>165.7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35190709677" calcext:value-type="float">
            <text:p>165.83519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77701818182" calcext:value-type="float">
            <text:p>165.8777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02056" calcext:value-type="float">
            <text:p>165.8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3219428572" calcext:value-type="float">
            <text:p>166.293219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7457032258" calcext:value-type="float">
            <text:p>166.41745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94241032258" calcext:value-type="float">
            <text:p>166.59424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3222967742" calcext:value-type="float">
            <text:p>166.68322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95323" calcext:value-type="float">
            <text:p>166.795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18692" calcext:value-type="float">
            <text:p>166.31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4852" calcext:value-type="float">
            <text:p>166.07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710295" calcext:value-type="float">
            <text:p>165.9710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057896" calcext:value-type="float">
            <text:p>165.90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3358375" calcext:value-type="float">
            <text:p>165.8335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5329806452" calcext:value-type="float">
            <text:p>165.64532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0830193548" calcext:value-type="float">
            <text:p>165.58083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9135483871" calcext:value-type="float">
            <text:p>165.63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3763" calcext:value-type="float">
            <text:p>165.743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34992" calcext:value-type="float">
            <text:p>165.56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981025" calcext:value-type="float">
            <text:p>165.3598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0321806452" calcext:value-type="float">
            <text:p>165.20032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48616" calcext:value-type="float">
            <text:p>164.9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661045" calcext:value-type="float">
            <text:p>164.666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10856" calcext:value-type="float">
            <text:p>164.59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3966451613" calcext:value-type="float">
            <text:p>164.593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26468" calcext:value-type="float">
            <text:p>164.5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379225" calcext:value-type="float">
            <text:p>164.453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9247225807" calcext:value-type="float">
            <text:p>164.419247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4429419355" calcext:value-type="float">
            <text:p>164.41442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733883871" calcext:value-type="float">
            <text:p>164.26733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7152" calcext:value-type="float">
            <text:p>164.1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812" calcext:value-type="float">
            <text:p>164.0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8" meta:object-count="0"/>
    <meta:user-defined meta:name="AppVersion">3.0</meta:user-defined>
  </office:meta>
</office:document-meta>
</file>